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f272a"/>
      <style:paragraph-properties fo:line-height="135%" fo:background-color="#1f272a"/>
    </style:style>
    <style:style style:name="P2" style:family="paragraph" style:parent-style-name="Standard">
      <loext:graphic-properties draw:fill="solid" draw:fill-color="#1f272a"/>
      <style:paragraph-properties fo:line-height="135%" fo:background-color="#1f272a"/>
      <style:text-properties fo:color="#dae3e3" style:font-name="Courier New" fo:font-size="10.5pt" style:font-name-asian="Courier New1" style:font-size-asian="10.5pt" style:font-name-complex="Courier New1" style:font-size-complex="10.5pt"/>
    </style:style>
    <style:style style:name="P3" style:family="paragraph" style:parent-style-name="Standard" style:master-page-name="Standard">
      <loext:graphic-properties draw:fill="solid" draw:fill-color="#1f272a"/>
      <style:paragraph-properties fo:line-height="135%" style:page-number="1" fo:background-color="#1f272a"/>
    </style:style>
    <style:style style:name="T1" style:family="text">
      <style:text-properties fo:color="#7f8c8d" style:font-name="Courier New" fo:font-size="10.5pt" style:font-name-asian="Courier New1" style:font-size-asian="10.5pt" style:font-name-complex="Courier New1" style:font-size-complex="10.5pt"/>
    </style:style>
    <style:style style:name="T2" style:family="text">
      <style:text-properties fo:color="#0ca1a6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dae3e3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7fcbcd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f39c12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//Definir os pinos por aqui</text:span></text:p>
      <text:p text:style-name="P2"/>
      <text:p text:style-name="P2"/>
      <text:p text:style-name="P2"/>
      <text:p text:style-name="P1"><text:span text:style-name="T1">//Variaveis para contagem do tempo</text:span></text:p>
      <text:p text:style-name="P1"><text:span text:style-name="T2">unsigned</text:span><text:span text:style-name="T3"> </text:span><text:span text:style-name="T2">long</text:span><text:span text:style-name="T3"> startTime=</text:span><text:span text:style-name="T4">0</text:span><text:span text:style-name="T3">;</text:span></text:p>
      <text:p text:style-name="P1"><text:span text:style-name="T2">const</text:span><text:span text:style-name="T3"> </text:span><text:span text:style-name="T2">unsigned</text:span><text:span text:style-name="T3"> </text:span><text:span text:style-name="T2">long</text:span><text:span text:style-name="T3"> duration = </text:span><text:span text:style-name="T4">5</text:span><text:span text:style-name="T3"> * </text:span><text:span text:style-name="T4">60</text:span><text:span text:style-name="T3"> * </text:span><text:span text:style-name="T4">1000</text:span><text:span text:style-name="T3">;</text:span><text:span text:style-name="T1"> // 5 minutos em milissegundos</text:span></text:p>
      <text:p text:style-name="P1"><text:span text:style-name="T2">bool</text:span><text:span text:style-name="T3"> counting = </text:span><text:span text:style-name="T4">false</text:span><text:span text:style-name="T3">;</text:span></text:p>
      <text:p text:style-name="P1"><text:span text:style-name="T2">unsigned</text:span><text:span text:style-name="T3"> </text:span><text:span text:style-name="T2">long</text:span><text:span text:style-name="T3"> elapsed = </text:span><text:span text:style-name="T4">0</text:span><text:span text:style-name="T3">;</text:span><text:span text:style-name="T1"> //Tempo decorrido</text:span></text:p>
      <text:p text:style-name="P2"/>
      <text:p text:style-name="P1"><text:span text:style-name="T2">void</text:span><text:span text:style-name="T3"> </text:span><text:span text:style-name="T5">setup</text:span><text:span text:style-name="T3">() {</text:span></text:p>
      <text:p text:style-name="P1"><text:span text:style-name="T3"><text:s text:c="2"/></text:span><text:span text:style-name="T5">Serial</text:span><text:span text:style-name="T3">.</text:span><text:span text:style-name="T5">begin</text:span><text:span text:style-name="T3">(</text:span><text:span text:style-name="T4">115200</text:span><text:span text:style-name="T3">);</text:span></text:p>
      <text:p text:style-name="P1"><text:span text:style-name="T1"><text:s text:c="2"/>//startTime = millis(); //Inicia a contagem em milisec ao iniciar o programa</text:span></text:p>
      <text:p text:style-name="P1"><text:span text:style-name="T3">}</text:span></text:p>
      <text:p text:style-name="P2"/>
      <text:p text:style-name="P1"><text:span text:style-name="T2">void</text:span><text:span text:style-name="T3"> </text:span><text:span text:style-name="T5">loop</text:span><text:span text:style-name="T3">() {</text:span></text:p>
      <text:p text:style-name="P2"/>
      <text:p text:style-name="P1"><text:span text:style-name="T1"><text:s text:c="2"/>//Ler cada sensor</text:span></text:p>
      <text:p text:style-name="P1"><text:span text:style-name="T1"><text:s text:c="2"/>//Se o sensor de movimento==0 e sensor de gás ou sensor de chama == 1</text:span></text:p>
      <text:p text:style-name="P1"><text:span text:style-name="T1"><text:s text:c="2"/>//Contar 5 mins e mandar aviso</text:span></text:p>
      <text:p text:style-name="P1"><text:span text:style-name="T1"><text:s text:c="2"/>//Se houver movimento parar a contagem</text:span></text:p>
      <text:p text:style-name="P1"><text:span text:style-name="T1"><text:s text:c="2"/>//Caso não pare a contagem até 5 mins mandar aviso</text:span></text:p>
      <text:p text:style-name="P1"><text:span text:style-name="T1"><text:s text:c="2"/>//Caso não pare a contagem em até 10 mins desligar tudo</text:span></text:p>
      <text:p text:style-name="P2"/>
      <text:p text:style-name="P1"><text:span text:style-name="T3"><text:s text:c="2"/></text:span><text:span text:style-name="T6">if</text:span><text:span text:style-name="T3">(Movement == </text:span><text:span text:style-name="T4">0</text:span><text:span text:style-name="T3"> &amp;&amp; (Gas==</text:span><text:span text:style-name="T4">1</text:span><text:span text:style-name="T3"> || Flame==</text:span><text:span text:style-name="T4">1</text:span><text:span text:style-name="T3">) &amp;&amp; couting==</text:span><text:span text:style-name="T4">false</text:span><text:span text:style-name="T3">){</text:span></text:p>
      <text:p text:style-name="P1"><text:soft-page-break/><text:span text:style-name="T3"><text:s text:c="4"/>couting=</text:span><text:span text:style-name="T4">true</text:span><text:span text:style-name="T3">;</text:span></text:p>
      <text:p text:style-name="P1"><text:span text:style-name="T3"><text:s text:c="4"/>startTime=</text:span><text:span text:style-name="T5">millis</text:span><text:span text:style-name="T3">();</text:span></text:p>
      <text:p text:style-name="P1"><text:span text:style-name="T3"><text:s text:c="2"/>}</text:span><text:span text:style-name="T6">else</text:span><text:span text:style-name="T3"> </text:span><text:span text:style-name="T6">if</text:span><text:span text:style-name="T3">(Movement == </text:span><text:span text:style-name="T4">1</text:span><text:span text:style-name="T3">){</text:span></text:p>
      <text:p text:style-name="P1"><text:span text:style-name="T3"><text:s text:c="4"/>couting = </text:span><text:span text:style-name="T4">false</text:span><text:span text:style-name="T3">;</text:span></text:p>
      <text:p text:style-name="P1"><text:span text:style-name="T3"><text:s text:c="2"/>}</text:span></text:p>
      <text:p text:style-name="P2"/>
      <text:p text:style-name="P1"><text:span text:style-name="T3"><text:s text:c="2"/></text:span><text:span text:style-name="T6">if</text:span><text:span text:style-name="T3">(couting){</text:span></text:p>
      <text:p text:style-name="P1"><text:span text:style-name="T3"><text:s text:c="4"/>elapsed = </text:span><text:span text:style-name="T5">millis</text:span><text:span text:style-name="T3">() - startTime;</text:span></text:p>
      <text:p text:style-name="P1"><text:span text:style-name="T3"><text:s text:c="4"/></text:span><text:span text:style-name="T6">if</text:span><text:span text:style-name="T3">(elapsed &gt;= duration){</text:span></text:p>
      <text:p text:style-name="P1"><text:span text:style-name="T1"><text:s text:c="6"/>//Passaram 5 mins</text:span></text:p>
      <text:p text:style-name="P2"/>
      <text:p text:style-name="P1"><text:span text:style-name="T3"><text:s text:c="6"/></text:span><text:span text:style-name="T6">if</text:span><text:span text:style-name="T3">(elapsed &gt;= </text:span><text:span text:style-name="T4">2</text:span><text:span text:style-name="T3">*duration){</text:span></text:p>
      <text:p text:style-name="P1"><text:span text:style-name="T1"><text:s text:c="8"/>//Desligar tudo</text:span></text:p>
      <text:p text:style-name="P1"><text:span text:style-name="T3"><text:s text:c="6"/>}</text:span></text:p>
      <text:p text:style-name="P1"><text:span text:style-name="T3"><text:s text:c="4"/>}</text:span></text:p>
      <text:p text:style-name="P1"><text:span text:style-name="T3"><text:s text:c="2"/>}</text:span></text:p>
      <text:p text:style-name="P2"/>
      <text:p text:style-name="P1"><text:span text:style-name="T3">}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3" meta:word-count="150" meta:character-count="950" meta:non-whitespace-character-count="757"/>
    <meta:generator>LibreOfficeDev/6.0.5.2$Linux_X86_64 LibreOffice_project/</meta:generator>
  </office:meta>
</office:document-meta>
</file>